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GyreChorus" svg:font-family="TeXGyreChorus" style:font-pitch="variable"/>
    <style:font-face style:name="URW Chancery L" svg:font-family="'URW Chancery L'" style:font-pitch="variable"/>
    <style:font-face style:name="cmex10" svg:font-family="cmex10" style:font-pitch="variable"/>
    <style:font-face style:name="rsfs10" svg:font-family="rsfs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9900ff" style:font-name="URW Chancery L" fo:font-size="14pt" fo:font-style="normal" fo:font-weight="normal" officeooo:rsid="000dd194" officeooo:paragraph-rsid="000dd194" fo:background-color="#ffccff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9900ff" style:font-name="URW Chancery L" fo:font-size="14pt" fo:font-style="normal" fo:font-weight="normal" officeooo:rsid="000dd194" officeooo:paragraph-rsid="00121254" fo:background-color="#ffccff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9900ff" style:font-name="URW Chancery L" fo:font-size="14pt" fo:font-style="normal" fo:font-weight="normal" officeooo:rsid="000f5a42" officeooo:paragraph-rsid="000f5a42" fo:background-color="#ffccf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f5a42"/>
    </style:style>
    <style:style style:name="T2" style:family="text">
      <style:text-properties officeooo:rsid="00100b2a"/>
    </style:style>
    <style:style style:name="T3" style:family="text">
      <style:text-properties officeooo:rsid="00105ed7"/>
    </style:style>
    <style:style style:name="T4" style:family="text">
      <style:text-properties officeooo:rsid="001212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sieur Daniel Brooks prie Monsieur et Madame Yves Blanchet de recevoir ses plus enthousiastes et sincères félicitations pour le mariage de leur fils et tient à les remercier chaudement pour leur invitation, qu’il accepte avec grand plaisir. Il souhaite d’ores et déjà leur faire part de l’immense joie qu’il aura à assister à la célébration et les prie, de nouveau, <text:span text:style-name="T1">d’agréer</text:span> ses respectueuses salutations.</text:p>
      <text:p text:style-name="P1"/>
      <text:p text:style-name="P1"/>
      <text:p text:style-name="P1">%%%%%%%%%%%%%%%%%%%%%%%%%%%%%%%%%%%%%%%%%%%%%%%%%%</text:p>
      <text:p text:style-name="P2">%%%%%%%%%%%%%%%%%%%%%%%%%%%%%%%%%%%%%%%%%%%%%%%%%%</text:p>
      <text:p text:style-name="P2">%%%%%%%%%%%%%%%%%%%%%%%%%%%%%%%%%%%%%%%%%%%%%%%%%%</text:p>
      <text:p text:style-name="P2"/>
      <text:p text:style-name="P2"/>
      <text:p text:style-name="P3">Monsieur Matthieu Allègre, Seigneur de Pernes-les-Fontaines, Haut Intendant de la Huit Cent Deux, <text:span text:style-name="T3">Chancelier Suprême du Dongeon de Chilles-en-Ambians, </text:span>prie Monsieur et Madame Yves Blanchet de recevoir ses <text:span text:style-name="T4">chaleureuses </text:span>félicitations pour le mariage de leur fils. Il aura l’insigne plaisir et honneur <text:span text:style-name="T2">d’assister à sa célébration, et tient par là même à les remercier chaudement pour leur invitation. Il les prie d’accepter ses plus sincères et respectueuses salut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GyreChorus" svg:font-family="TeXGyreChorus" style:font-pitch="variable"/>
    <style:font-face style:name="URW Chancery L" svg:font-family="'URW Chancery L'" style:font-pitch="variable"/>
    <style:font-face style:name="cmex10" svg:font-family="cmex10" style:font-pitch="variable"/>
    <style:font-face style:name="rsfs10" svg:font-family="rsfs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ccff" style:writing-mode="lr-tb" draw:fill="solid" draw:fill-color="#ffccff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3:20:35.669763132</meta:creation-date>
    <dc:date>2017-07-12T14:06:23.060872184</dc:date>
    <meta:editing-duration>PT5M6S</meta:editing-duration>
    <meta:editing-cycles>1</meta:editing-cycles>
    <meta:document-statistic meta:table-count="0" meta:image-count="0" meta:object-count="0" meta:page-count="1" meta:paragraph-count="5" meta:word-count="135" meta:character-count="1025" meta:non-whitespace-character-count="895"/>
    <meta:generator>LibreOffice/5.1.6.2$Linux_X86_64 LibreOffice_project/10m0$Build-2</meta:generator>
  </office:meta>
</office:document-meta>
</file>